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3" table:default-cell-style-name="Default"/>
        <table:table-row table:style-name="ro1">
          <table:table-cell table:style-name="ce4" office:value-type="string" calcext:value-type="string">
            <text:p>shelfmark</text:p>
          </table:table-cell>
          <table:table-cell table:style-name="ce5" office:value-type="string" calcext:value-type="string">
            <text:p>mh</text:p>
          </table:table-cell>
          <table:table-cell table:style-name="ce9" office:value-type="string" calcext:value-type="string">
            <text:p>title</text:p>
          </table:table-cell>
          <table:table-cell table:style-name="ce4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Mus.Hs.1908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us.Hs.3423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Tres su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us.Hs.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mento Domine Davi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us.Hs.271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Benedictus qui veni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.67.D.88 <text:s/>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Tu es Petru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us.Hs.16439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n omnem terra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us.Hs.18788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Antiphonarium Roma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us.Hs.3670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C16:Sheet1.C1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2-07-09T13:12:51.365335463</dc:date>
    <meta:editing-duration>PT3H11M44S</meta:editing-duration>
    <meta:editing-cycles>57</meta:editing-cycles>
    <meta:generator>LibreOffice/7.3.4.2$Linux_X86_64 LibreOffice_project/30$Build-2</meta:generator>
    <meta:document-statistic meta:table-count="1" meta:cell-count="36" meta:object-count="0"/>
  </office:meta>
</office:document-meta>
</file>